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900" draw:textarea-horizontal-align="justify" draw:textarea-vertical-align="middle" draw:auto-grow-height="false" fo:min-height="1.655cm" fo:min-width="4.834cm"/>
      <style:paragraph-properties style:writing-mode="lr-tb"/>
    </style:style>
    <style:style style:name="gr2" style:family="graphic" style:parent-style-name="objectwithoutfill">
      <style:graphic-properties draw:stroke="dash" draw:stroke-dash="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1.655cm" fo:min-width="4.834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999999" draw:textarea-horizontal-align="justify" draw:textarea-vertical-align="middle" draw:auto-grow-height="false" fo:min-height="2.29cm" fo:min-width="2.421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 Mono" fo:font-size="26pt"/>
    </style:style>
    <style:style style:name="P2" style:family="paragraph">
      <loext:graphic-properties draw:fill-color="#ff9900"/>
      <style:paragraph-properties fo:text-align="center" style:writing-mode="lr-tb"/>
      <style:text-properties style:font-name="Ubuntu Mono" fo:font-size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999999"/>
      <style:paragraph-properties fo:text-align="center" style:writing-mode="lr-tb"/>
      <style:text-properties style:font-name="Ubuntu Mono" fo:font-size="26pt"/>
    </style:style>
    <style:style style:name="P5" style:family="paragraph">
      <style:paragraph-properties fo:text-align="start" style:writing-mode="lr-tb"/>
      <style:text-properties style:font-name="Ubuntu Mono" fo:font-size="18pt" style:font-size-asian="18pt" style:font-size-complex="18pt"/>
    </style:style>
    <style:style style:name="P6" style:family="paragraph">
      <loext:graphic-properties draw:fill="none" draw:fill-color="#999999"/>
      <style:paragraph-properties fo:text-align="start" style:writing-mode="lr-tb"/>
      <style:text-properties style:font-name="Ubuntu Mono" fo:font-size="18pt" style:font-size-asian="18pt" style:font-size-complex="18pt"/>
    </style:style>
    <style:style style:name="T1" style:family="text">
      <style:text-properties style:font-name="Ubuntu Mono" fo:font-size="26pt"/>
    </style:style>
    <style:style style:name="T2" style:family="text">
      <style:text-properties style:font-name="Ubuntu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334cm" svg:height="1.905cm" svg:x="11.287cm" svg:y="14.303cm">
          <text:p text:style-name="P1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334cm" svg:height="1.905cm" svg:x="11.287cm" svg:y="9.493cm">
          <text:p text:style-name="P1"><text:span text:style-name="T1">Ca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954cm" svg:y1="11.398cm" svg:x2="13.954cm" svg:y2="14.303cm" draw:start-shape="id1" draw:start-glue-point="2" draw:end-shape="id2" draw:end-glue-point="0" svg:d="M13954 11398v2905" svg:viewBox="0 0 1 2906">
          <text:p/>
        </draw:connector>
        <draw:custom-shape draw:style-name="gr3" draw:text-style-name="P4" xml:id="id3" draw:id="id3" draw:layer="layout" svg:width="5.334cm" svg:height="1.905cm" svg:x="11.287cm" svg:y="4.493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954cm" svg:y1="6.398cm" svg:x2="13.954cm" svg:y2="9.493cm" draw:start-shape="id3" draw:start-glue-point="2" draw:end-shape="id1" draw:end-glue-point="0" svg:d="M13954 6398v3095" svg:viewBox="0 0 1 3096">
          <text:p/>
        </draw:connector>
        <draw:custom-shape draw:style-name="gr5" draw:text-style-name="P6" draw:layer="layout" svg:width="2.921cm" svg:height="2.54cm" svg:x="14.589cm" svg:y="6.715cm">
          <text:p text:style-name="P5"><text:span text:style-name="T2">move()</text:span></text:p>
          <text:p text:style-name="P5"><text:span text:style-name="T2">miaow()</text:span></text:p>
          <text:p text:style-name="P5"><text:span text:style-name="T2">hiss(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21cm" svg:height="2.54cm" svg:x="14.589cm" svg:y="11.615cm">
          <text:p text:style-name="P5"><text:span text:style-name="T2">move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0-20T23:41:36.093000000</meta:creation-date>
    <meta:generator>LibreOffice/6.3.5.2$Linux_X86_64 LibreOffice_project/30$Build-2</meta:generator>
    <dc:date>2020-07-25T17:05:46.051707306</dc:date>
    <meta:editing-duration>PT12M3S</meta:editing-duration>
    <meta:editing-cycles>6</meta:editing-cycles>
    <meta:document-statistic meta:object-count="7"/>
  </office:meta>
</office:document-meta>
</file>